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5E000000594D164DED2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8.598cm" svg:x="1.001cm" svg:y="5.191cm">
          <draw:image xlink:href="Pictures/10000201000005E000000594D164DED2.png" xlink:type="simple" xlink:show="embed" xlink:actuate="onLoad">
            <text:p/>
          </draw:image>
        </draw:frame>
        <draw:frame draw:style-name="gr2" draw:layer="layout" svg:width="8.55cm" svg:height="0.962cm" svg:x="6.674cm" svg:y="2.778cm">
          <draw:text-box>
            <text:p>Light Square System Design</text:p>
          </draw:text-box>
        </draw:frame>
        <draw:frame draw:style-name="gr2" draw:layer="layout" svg:width="17.787cm" svg:height="1.673cm" svg:x="1.508cm" svg:y="24.346cm">
          <draw:text-box>
            <text:p>Customizable (cuttable) flexible LED panel of APA102C RGB </text:p>
            <text:p>LEDS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3:22:02</meta:creation-date>
    <dc:date>2015-08-17T03:24:40</dc:date>
    <meta:editing-duration>PT2M39S</meta:editing-duration>
    <meta:editing-cycles>1</meta:editing-cycles>
    <meta:document-statistic meta:object-count="3"/>
    <meta:generator>OpenOffice/4.0.1$Unix OpenOffice.org_project/401m5$Build-9714</meta:generator>
  </office:meta>
</office:document-meta>
</file>